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dl2Message.getElemen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2Message.setElementDeclaration( XmlSchemaElement element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2Message.setContentModel( ContentModel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2Message.get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